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94617" officeooo:paragraph-rsid="00094617"/>
    </style:style>
    <style:style style:name="P2" style:family="paragraph" style:parent-style-name="Standard">
      <style:text-properties officeooo:rsid="00094617" officeooo:paragraph-rsid="000b31a3"/>
    </style:style>
    <style:style style:name="P3" style:family="paragraph" style:parent-style-name="Standard" style:list-style-name="L1">
      <style:text-properties officeooo:paragraph-rsid="000b31a3"/>
    </style:style>
    <style:style style:name="P4" style:family="paragraph" style:parent-style-name="Standard" style:list-style-name="L1">
      <style:text-properties officeooo:rsid="000b31a3" officeooo:paragraph-rsid="000b31a3"/>
    </style:style>
    <style:style style:name="P5" style:family="paragraph" style:parent-style-name="Standard" style:list-style-name="L1">
      <style:paragraph-properties fo:text-align="start" style:justify-single-word="false"/>
      <style:text-properties officeooo:rsid="000b31a3" officeooo:paragraph-rsid="000b31a3"/>
    </style:style>
    <style:style style:name="P6" style:family="paragraph" style:parent-style-name="Standard">
      <style:paragraph-properties fo:text-align="start" style:justify-single-word="false"/>
      <style:text-properties officeooo:rsid="000b31a3" officeooo:paragraph-rsid="000b31a3"/>
    </style:style>
    <style:style style:name="P7" style:family="paragraph" style:parent-style-name="Standard">
      <style:paragraph-properties fo:text-align="start" style:justify-single-word="false"/>
      <style:text-properties fo:font-weight="bold" officeooo:rsid="000b31a3" officeooo:paragraph-rsid="000b31a3" style:font-weight-asian="bold" style:font-weight-complex="bold"/>
    </style:style>
    <style:style style:name="P8" style:family="paragraph" style:parent-style-name="Standard">
      <style:text-properties fo:font-weight="bold" officeooo:rsid="000b31a3" officeooo:paragraph-rsid="000b31a3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0b31a3" officeooo:paragraph-rsid="000b31a3" style:font-weight-asian="normal" style:font-weight-complex="normal"/>
    </style:style>
    <style:style style:name="T1" style:family="text">
      <style:text-properties officeooo:rsid="0009461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Otto I.</text:p>
      <text:p text:style-name="P1">Po rozpadu Francké říše císařský titul stále existuje, ale ztrácí na významu. Jeho punc získá zpátky až Otta I.</text:p>
      <text:list xml:id="list6298321507745690773" text:style-name="L1">
        <text:list-item>
          <text:p text:style-name="P3"><text:span text:style-name="T1">Získali jsme za jeho vlády biskupství, vzniká idea křesťanské evropy.</text:span></text:p>
        </text:list-item>
        <text:list-item>
          <text:p text:style-name="P3"><text:span text:style-name="T1">Konec nájezdů z východu po bitvě na řece Lechu</text:span></text:p>
        </text:list-item>
        <text:list-item>
          <text:p text:style-name="P4">Itálie se císařské nadvládě vzpíná, protože zde již existují silné městské státy</text:p>
          <text:list>
            <text:list-item>
              <text:p text:style-name="P4">„Kongres“ na Quedlinburgu, kde se projednávalo v roce 973 sjednocení s lídry mnoha evropských zemí.</text:p>
              <text:list>
                <text:list-item>
                  <text:p text:style-name="P4">Maďaři přijali křest</text:p>
                </text:list-item>
              </text:list>
            </text:list-item>
          </text:list>
        </text:list-item>
        <text:list-item>
          <text:p text:style-name="P5">Otta I. Umírá</text:p>
        </text:list-item>
      </text:list>
      <text:p text:style-name="P6"/>
      <text:p text:style-name="P7">Otto II.</text:p>
      <text:p text:style-name="P6">Byl korunován králem už v šesti letech, aby nebylo pochybnosti o vládě. Také mu byl dohodnut sňatek s byzantskou princeznou Theofanu, kterou si v 17 letech vezme. Otto II. získal mimořádné vzdělání. Bohužel státnická činnost ho nebavila, a tak se ze své vlastní vůle stal závislým na názorech svého okolí a neměl žádný vladařský cíl. Jedinou výjimkou byla snaha o sjednocení Itálie. V roce 982 utrpěl od Italských muslimů těžkou porážku, která byla následována bouřemi slovanských kmenů v Polabí. Bohužel ještě při návratu z Itálie umře na úplavici v roce 983.</text:p>
      <text:p text:style-name="P6"/>
      <text:p text:style-name="P7">Otto III.</text:p>
      <text:p text:style-name="P9">V době úmrtí otce mu byli 3 roky, tudíž nemohl vládnout, ale přesto byl korunován a jako regent za něj vládne Theofana.</text:p>
      <text:p text:style-name="P2"><text:tab/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cs" fo:country="CZ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30T09:51:28.785289152</meta:creation-date>
    <dc:date>2018-01-30T10:36:05.827774217</dc:date>
    <meta:editing-duration>PT5S</meta:editing-duration>
    <meta:editing-cycles>1</meta:editing-cycles>
    <meta:document-statistic meta:table-count="0" meta:image-count="0" meta:object-count="0" meta:page-count="1" meta:paragraph-count="13" meta:word-count="196" meta:character-count="1149" meta:non-whitespace-character-count="969"/>
    <meta:generator>LibreOffice/5.1.6.2$Linux_x86 LibreOffice_project/10m0$Build-2</meta:generator>
  </office:meta>
</office:document-meta>
</file>